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Times New Roman'"/>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Arial" fo:font-size="14pt" style:font-size-asian="14pt" style:font-name-complex="Arial" style:font-size-complex="14pt"/>
    </style:style>
    <style:style style:name="P2" style:family="paragraph" style:parent-style-name="Standard_20__28_user_29_">
      <style:paragraph-properties fo:margin-left="1.251cm" fo:margin-right="0cm" fo:text-indent="0cm" style:auto-text-indent="false"/>
      <style:text-properties style:font-name="Arial" fo:font-size="14pt" style:font-size-asian="14pt" style:font-name-complex="Arial" style:font-size-complex="14pt"/>
    </style:style>
    <style:style style:name="P3" style:family="paragraph" style:parent-style-name="Standard_20__28_user_29_">
      <style:paragraph-properties fo:margin-left="1.251cm" fo:margin-right="0cm" fo:text-indent="0cm" style:auto-text-indent="false"/>
      <style:text-properties style:font-name="Arial" fo:font-size="14pt" fo:language="en" fo:country="US" style:font-size-asian="14pt" style:font-name-complex="Arial" style:font-size-complex="14pt"/>
    </style:style>
    <style:style style:name="P4" style:family="paragraph" style:parent-style-name="Standard_20__28_user_29_">
      <style:paragraph-properties fo:margin-left="1.251cm" fo:margin-right="0cm" fo:text-indent="0cm" style:auto-text-indent="false"/>
      <style:text-properties fo:color="#000000" style:font-name="Arial" fo:font-size="14pt" style:font-name-asian="Times New Roman" style:font-size-asian="14pt" style:language-asian="fr" style:country-asian="FR" style:font-name-complex="Arial" style:font-size-complex="14pt"/>
    </style:style>
    <style:style style:name="P5" style:family="paragraph" style:parent-style-name="Standard_20__28_user_29_" style:master-page-name="Standard">
      <style:paragraph-properties fo:text-align="center" style:justify-single-word="false" style:page-number="auto"/>
      <style:text-properties style:font-name="Arial" fo:font-size="14pt" style:font-size-asian="14pt" style:font-name-complex="Arial" style:font-size-complex="14pt"/>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fo:language="en" fo:country="US" style:font-size-asian="14pt" style:font-name-complex="Arial" style:font-size-complex="14pt"/>
    </style:style>
    <style:style style:name="T3" style:family="text">
      <style:text-properties style:font-name="Arial" fo:font-size="14pt" style:text-underline-style="solid" style:text-underline-width="auto" style:text-underline-color="font-color" style:font-size-asian="14pt" style:font-name-complex="Arial" style:font-size-complex="14pt"/>
    </style:style>
    <style:style style:name="T4" style:family="text">
      <style:text-properties style:font-name="Arial" fo:font-size="14pt" fo:font-style="italic" style:font-size-asian="14pt" style:font-style-asian="italic" style:font-name-complex="Arial" style:font-size-complex="14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HP TP 1</text:p>
      <text:p text:style-name="P1"/>
      <text:p text:style-name="Standard_20__28_user_29_"><text:span text:style-name="T1">Question 1</text:span></text:p>
      <text:p text:style-name="P1"/>
      <text:p text:style-name="P1">Écrivez un tableau multidimensionnel associatif dont les clés sont des noms de personne et les valeurs des tableaux associatifs dont les clés sont le prénom, la ville de résidence et l’âge de la personne avec une série de valeurs associées.</text:p>
      <text:p text:style-name="P1"/>
      <text:p text:style-name="P1">Utilisez une boucle foreach pour lire le tableau et afficher les informations avec le format suivant :</text:p>
      <text:p text:style-name="P1"/>
      <text:p text:style-name="P2">Tableau 1</text:p>
      <text:p text:style-name="P2"/>
      <text:p text:style-name="P2">Element Dupont :</text:p>
      <text:p text:style-name="P2">prenom :Paul</text:p>
      <text:p text:style-name="P2">ville :Paris</text:p>
      <text:p text:style-name="P3">age :27</text:p>
      <text:p text:style-name="P3">Element Badin :</text:p>
      <text:p text:style-name="P3">prenom :Marc</text:p>
      <text:p text:style-name="P3">ville :Brest</text:p>
      <text:p text:style-name="P3">age :35</text:p>
      <text:p text:style-name="P2">Element Soter :</text:p>
      <text:p text:style-name="P2">prenom :Steeve</text:p>
      <text:p text:style-name="P2">ville :Londres</text:p>
      <text:p text:style-name="P4">age :45</text:p>
      <text:p text:style-name="P2"/>
      <text:p text:style-name="P1"/>
      <text:p text:style-name="Standard_20__28_user_29_"><text:span text:style-name="T1">Question 2</text:span></text:p>
      <text:p text:style-name="P1"/>
      <text:p text:style-name="Standard_20__28_user_29_"><text:span text:style-name="T1">Créez un tableau d’entiers variant de 0 à 63, puis </text:span><text:span text:style-name="T3">à partir de celui-ci</text:span><text:span text:style-name="T1"> un autre tableau de nombres variant de 0 à 6.3. Créez ensuite un tableau associatif dont les clés </text:span><text:span text:style-name="T4">X </text:span><text:span text:style-name="T1">varient de 0 à 6.3 et dont les valeurs sont sin(</text:span><text:span text:style-name="T4">X</text:span><text:span text:style-name="T1">). Affichez ce tableau dans un tableau au format HTML.</text:span></text:p>
      <text:p text:style-name="P1"/>
      <text:p text:style-name="Standard_20__28_user_29_"><text:span text:style-name="T1">Question 3</text:span></text:p>
      <text:p text:style-name="P1"/>
      <text:p text:style-name="P1">Créez un tableau contenant une liste d’adresses e-mail.</text:p>
      <text:p text:style-name="P1">Extrayez le nom de serveur de ces adresses, puis réalisez des statistiques sur les occurrences de chaque fournisseur d’accès.</text:p>
      <text:p text:style-name="P1">Ex :</text:p>
      <text:p text:style-name="P1">Fournisseur d'accès : free.com = 16.67% <text:line-break/>Fournisseur d'accès : sfr.fr = 50% <text:line-break/>Fournisseur d'accès : orange.fr = 33.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Times New Roman'"/>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_28_user_29_" style:class="list">
      <style:text-properties fo:font-size="12pt" style:font-size-asian="12pt" style:font-name-complex="Lohit Hindi"/>
    </style:style>
    <style:style style:name="Caption" style:family="paragraph" style:parent-style-name="Standard_20__28_user_29_"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Lohit Hindi"/>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_20__28_user_29_" style:display-name="Text body (user)" style:family="paragraph" style:parent-style-name="Standard_20__28_user_29_">
      <style:paragraph-properties fo:margin-top="0cm" fo:margin-bottom="0.212cm" style:contextual-spacing="false"/>
    </style:style>
    <style:style style:name="Default" style:family="paragraph">
      <style:paragraph-properties fo:orphans="2" fo:widows="2" fo:hyphenation-ladder-count="no-limit" style:text-autospace="none" style:vertical-align="baseline"/>
      <style:text-properties fo:color="#000000" style:font-name="Arial" fo:font-size="12pt" fo:language="fr" fo:country="FR" style:letter-kerning="true" style:font-name-asian="Calibri" style:font-size-asian="12pt" style:language-asian="zh" style:country-asian="CN" style:font-name-complex="Arial" style:font-size-complex="12pt" style:language-complex="ar" style:country-complex="SA" fo:hyphenate="false" fo:hyphenation-remain-char-count="2" fo:hyphenation-push-char-count="2"/>
    </style:style>
    <style:style style:name="arial" style:family="paragraph" style:parent-style-name="Standard_20__28_user_29_">
      <style:paragraph-properties fo:margin-top="0cm" fo:margin-bottom="0cm" style:contextual-spacing="false" style:text-autospace="none"/>
    </style:style>
    <style:style style:name="Police_20_par_20_défaut" style:display-name="Police par défaut" style:family="text"/>
    <style:style style:name="Internet_20_link_20__28_user_29_" style:display-name="Internet link (user)"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éphane</meta:initial-creator>
    <meta:creation-date>2014-02-09T22:22:00</meta:creation-date>
    <dc:creator>OLLIVIER Stephane</dc:creator>
    <dc:date>2014-06-04T13:52:00</dc:date>
    <meta:editing-cycles>6</meta:editing-cycles>
    <meta:editing-duration>PT8M</meta:editing-duration>
    <meta:document-statistic meta:table-count="0" meta:image-count="0" meta:object-count="0" meta:page-count="1" meta:paragraph-count="24" meta:word-count="195" meta:character-count="1108" meta:non-whitespace-character-count="935"/>
    <meta:generator>LibreOffice/4.0.5.2$Windows_x86 LibreOffice_project/5464147a081647a250913f19c0715bca595af2f</meta:generator>
  </office:meta>
</office:document-meta>
</file>